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5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0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4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5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5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5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3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 [32, <text:span text:style-name="T1">141</text:span>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16, <text:span text:style-name="T1">16</text:span>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<text:span text:style-name="T1">8</text:span>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2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1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9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2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15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6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1"/>
          <table:table-cell table:number-columns-repeated="992"/>
        </table:table-row>
        <table:table-row table:style-name="ro17" table:number-rows-repeated="104747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0:12:14.944102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0T10:37:37.254599881</dc:date>
    <meta:editing-duration>P4DT3H40M45S</meta:editing-duration>
    <meta:editing-cycles>233</meta:editing-cycles>
    <meta:document-statistic meta:table-count="1" meta:cell-count="19763" meta:object-count="0"/>
  </office:meta>
</office:document-meta>
</file>